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amond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Garamond" fo:font-size="14pt" style:font-size-asian="14pt" style:font-size-complex="14pt"/>
    </style:style>
    <style:style style:name="P3" style:family="paragraph" style:parent-style-name="Standard">
      <style:paragraph-properties fo:margin-left="1.27cm">
        <style:tab-stops/>
      </style:paragraph-properties>
      <style:text-properties fo:font-size="18pt" style:font-size-asian="18pt" style:font-name-complex="Times New Roman" style:font-size-complex="18pt"/>
    </style:style>
    <style:style style:name="P4" style:family="paragraph" style:parent-style-name="Text_20_body">
      <style:paragraph-properties fo:margin-left="0.748cm">
        <style:tab-stops/>
      </style:paragraph-properties>
      <style:text-properties fo:font-size="18pt" style:font-size-asian="18pt" style:font-name-complex="Times New Roman" style:font-size-complex="18pt"/>
    </style:style>
    <style:style style:name="P5" style:family="paragraph" style:parent-style-name="Standard">
      <style:text-properties fo:font-size="18pt" style:font-size-asian="18pt" style:font-name-complex="Times New Roman" style:font-size-complex="18pt"/>
    </style:style>
    <style:style style:name="P6" style:family="paragraph" style:parent-style-name="Standard">
      <style:paragraph-properties fo:margin-left="1.27cm">
        <style:tab-stops/>
      </style:paragraph-properties>
    </style:style>
    <style:style style:name="P7" style:family="paragraph" style:parent-style-name="Standard">
      <style:paragraph-properties fo:margin-left="1.27cm">
        <style:tab-stops/>
      </style:paragraph-properties>
      <style:text-properties fo:font-size="14pt" style:font-size-asian="14pt" style:font-name-complex="Times New Roman" style:font-size-complex="14pt"/>
    </style:style>
    <style:style style:name="P8" style:family="paragraph" style:parent-style-name="Text_20_body">
      <style:paragraph-properties fo:margin-left="0.748cm">
        <style:tab-stops/>
      </style:paragraph-properties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1.886cm" fo:text-indent="0.616cm" style:auto-text-indent="false">
        <style:tab-stops/>
      </style:paragraph-properties>
      <style:text-properties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1.251cm" fo:text-indent="1.251cm" style:auto-text-indent="false">
        <style:tab-stops/>
      </style:paragraph-properties>
      <style:text-properties fo:font-size="14pt" style:font-size-asian="14pt" style:font-name-complex="Times New Roman" style:font-size-complex="14pt"/>
    </style:style>
    <style:style style:name="P11" style:family="paragraph" style:parent-style-name="Standard">
      <style:text-properties fo:font-size="14pt" style:font-size-asian="14pt" style:font-name-complex="Times New Roman" style:font-size-complex="14pt"/>
    </style:style>
    <style:style style:name="P12" style:family="paragraph" style:parent-style-name="Standard">
      <style:paragraph-properties fo:text-indent="1.251cm" style:auto-text-indent="false"/>
      <style:text-properties fo:font-size="14pt" style:font-size-asian="14pt" style:font-name-complex="Times New Roman" style:font-size-complex="14pt"/>
    </style:style>
    <style:style style:name="P13" style:family="paragraph" style:parent-style-name="Text_20_body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1.27cm">
        <style:tab-stops/>
      </style:paragraph-properties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top="0cm" fo:margin-bottom="0.499cm" style:contextual-spacing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Preformatted_20_Text">
      <style:paragraph-properties fo:margin-top="0cm" fo:margin-bottom="0.499cm" style:contextual-spacing="false"/>
      <style:text-properties style:font-name="Times New Roman" fo:font-size="18pt" style:font-size-asian="18pt" style:font-name-complex="Times New Roman" style:font-size-complex="18pt"/>
    </style:style>
    <style:style style:name="P20" style:family="paragraph" style:parent-style-name="Preformatted_20_Text" style:list-style-name="L8">
      <style:paragraph-properties fo:margin-top="0cm" fo:margin-bottom="0.499cm" style:contextual-spacing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Preformatted_20_Text" style:list-style-name="L9">
      <style:paragraph-properties fo:margin-top="0cm" fo:margin-bottom="0.499cm" style:contextual-spacing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 style:master-page-name="MP0">
      <style:paragraph-properties style:page-number="auto" fo:break-before="page"/>
    </style:style>
    <style:style style:name="P23" style:family="paragraph" style:parent-style-name="Standard" style:list-style-name="L1"/>
    <style:style style:name="P24" style:family="paragraph" style:parent-style-name="Standard" style:list-style-name="L3">
      <style:text-properties fo:font-size="14pt" style:font-size-asian="14pt" style:font-name-complex="Times New Roman" style:font-size-complex="14pt"/>
    </style:style>
    <style:style style:name="P25" style:family="paragraph" style:parent-style-name="Standard" style:list-style-name="L4">
      <style:text-properties fo:font-size="14pt" style:font-size-asian="14pt" style:font-name-complex="Times New Roman" style:font-size-complex="14pt"/>
    </style:style>
    <style:style style:name="P26" style:family="paragraph" style:parent-style-name="Standard" style:list-style-name="L5">
      <style:text-properties fo:font-size="14pt" style:font-size-asian="14pt" style:font-name-complex="Times New Roman" style:font-size-complex="14pt"/>
    </style:style>
    <style:style style:name="P27" style:family="paragraph" style:parent-style-name="Standard" style:list-style-name="L6">
      <style:text-properties fo:font-size="14pt" style:font-size-asian="14pt" style:font-name-complex="Times New Roman" style:font-size-complex="14pt"/>
    </style:style>
    <style:style style:name="P28" style:family="paragraph" style:parent-style-name="Standard" style:list-style-name="L3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 style:list-style-name="L4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 style:list-style-name="L5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 style:list-style-name="L6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 style:list-style-name="L4"/>
    <style:style style:name="P33" style:family="paragraph" style:parent-style-name="Standard">
      <style:paragraph-properties fo:margin-left="1.27cm">
        <style:tab-stops/>
      </style:paragraph-properties>
      <style:text-properties officeooo:paragraph-rsid="001d02a0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name-complex="Times New Roman" style:font-size-complex="18pt"/>
    </style:style>
    <style:style style:name="P35" style:family="paragraph" style:parent-style-name="Text_20_body" style:list-style-name="L2">
      <style:text-properties fo:font-size="18pt" style:font-size-asian="18pt" style:font-name-complex="Times New Roman" style:font-size-complex="18pt"/>
    </style:style>
    <style:style style:name="P36" style:family="paragraph" style:parent-style-name="Text_20_body" style:list-style-name="L7">
      <style:paragraph-properties fo:margin-top="0cm" fo:margin-bottom="0cm" style:contextual-spacing="false"/>
      <style:text-properties fo:font-size="18pt" style:font-size-asian="18pt" style:font-name-complex="Times New Roman" style:font-size-complex="18pt"/>
    </style:style>
    <style:style style:name="P37" style:family="paragraph" style:parent-style-name="Text_20_body" style:list-style-name="L7">
      <style:text-properties fo:font-size="18pt" style:font-size-asian="18pt" style:font-name-complex="Times New Roman" style:font-size-complex="18pt"/>
    </style:style>
    <style:style style:name="P38" style:family="paragraph" style:parent-style-name="Text_20_body" style:list-style-name="L10">
      <style:paragraph-properties fo:margin-top="0cm" fo:margin-bottom="0cm" style:contextual-spacing="false"/>
      <style:text-properties fo:font-size="18pt" style:font-size-asian="18pt" style:font-name-complex="Times New Roman" style:font-size-complex="18pt"/>
    </style:style>
    <style:style style:name="P39" style:family="paragraph" style:parent-style-name="Text_20_body">
      <style:paragraph-properties fo:margin-left="0.748cm">
        <style:tab-stops/>
      </style:paragraph-properties>
      <style:text-properties fo:font-size="18pt" style:font-size-asian="18pt" style:font-name-complex="Times New Roman" style:font-size-complex="18pt"/>
    </style:style>
    <style:style style:name="P40" style:family="paragraph" style:parent-style-name="Text_20_body">
      <style:paragraph-properties fo:margin-left="0.748cm">
        <style:tab-stops/>
      </style:paragraph-properties>
      <style:text-properties fo:font-size="18pt" fo:font-weight="bold" officeooo:rsid="001d7dcc" officeooo:paragraph-rsid="001d7dcc" style:font-size-asian="18pt" style:font-weight-asian="bold" style:font-name-complex="Times New Roman" style:font-size-complex="18pt" style:font-weight-complex="bold"/>
    </style:style>
    <style:style style:name="P41" style:family="paragraph" style:parent-style-name="Text_20_body" style:list-style-name="L7">
      <style:paragraph-properties fo:margin-top="0cm" fo:margin-bottom="0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cm" fo:margin-bottom="0cm" style:contextual-spacing="false"/>
    </style:style>
    <style:style style:name="P44" style:family="paragraph" style:parent-style-name="Text_20_body">
      <style:paragraph-properties fo:margin-left="0.748cm">
        <style:tab-stops/>
      </style:paragraph-properties>
      <style:text-properties fo:font-size="14pt" style:font-size-asian="14pt" style:font-name-complex="Times New Roman" style:font-size-complex="14pt"/>
    </style:style>
    <style:style style:name="T1" style:family="text">
      <style:text-properties style:font-name="Garamond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Garamond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style:font-size-asian="18pt" style:font-name-complex="Times New Roman" style:font-size-complex="18pt"/>
    </style:style>
    <style:style style:name="T4" style:family="text">
      <style:text-properties fo:font-size="18pt" fo:font-weight="normal" style:font-size-asian="18pt" style:font-weight-asian="normal" style:font-name-complex="Times New Roman" style:font-size-complex="18pt" style:font-weight-complex="normal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1d02a0" style:font-size-asian="14pt" style:font-name-complex="Times New Roman" style:font-size-complex="14pt"/>
    </style:style>
    <style:style style:name="T7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9" style:family="text">
      <style:text-properties style:font-name="Times New Roman" fo:font-size="18pt" style:font-size-asian="18pt" style:font-name-complex="Times New Roman" style:font-size-complex="18pt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officeooo:rsid="001d02a0"/>
    </style:style>
    <style:style style:name="T13" style:family="text">
      <style:text-properties officeooo:rsid="001d7dc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Default_20_Paragraph_20_Font"><text:span text:style-name="T1"><draw:frame draw:style-name="fr1" draw:name="graphics1" text:anchor-type="as-char" svg:y="0cm" svg:width="5.186cm" style:rel-width="scale" svg:height="3.069cm" style:rel-height="scale" draw:z-index="0"><draw:image xlink:href="https://encrypted-tbn0.gstatic.com/images?q=tbn:ANd9GcRxHDBUmsAssZQFgkPzS6Q_-Xll-oVoIU2hUw&amp;s" xlink:type="simple" xlink:show="embed" xlink:actuate="onLoad" draw:mime-type="image/png"/></draw:frame></text:span></text:span></text:p>
      <text:p text:style-name="P1">Assignment-1</text:p>
      <text:p text:style-name="P1">Python Basics and Operators</text:p>
      <text:p text:style-name="Standard"/>
      <text:list text:style-name="L1">
        <text:list-item>
          <text:p text:style-name="P23"><text:span text:style-name="Default_20_Paragraph_20_Font"><text:span text:style-name="T3">Define and explain the difference between </text:span></text:span><text:span text:style-name="Emphasis"><text:span text:style-name="T3">variables</text:span></text:span><text:span text:style-name="Default_20_Paragraph_20_Font"><text:span text:style-name="T3"> and </text:span></text:span><text:span text:style-name="Emphasis"><text:span text:style-name="T3">constants</text:span></text:span><text:span text:style-name="Default_20_Paragraph_20_Font"><text:span text:style-name="T3"> in Python. Provide an example of each.</text:span></text:span></text:p>
        </text:list-item>
      </text:list>
      <text:p text:style-name="P3"/>
      <text:p text:style-name="P6"><text:span text:style-name="Default_20_Paragraph_20_Font"><text:span text:style-name="T5">A </text:span></text:span><text:span text:style-name="Default_20_Paragraph_20_Font"><text:span text:style-name="T7">variable</text:span></text:span><text:span text:style-name="Default_20_Paragraph_20_Font"><text:span text:style-name="T5"> </text:span></text:span><text:span text:style-name="Default_20_Paragraph_20_Font"><text:span text:style-name="T6">is as an container </text:span></text:span><text:span text:style-name="Default_20_Paragraph_20_Font"><text:span text:style-name="T5">in memory with a name that can be used to store different values over time. The value of a variable can change during the execution of a program. In Python, variables are dynamically typed, meaning you don’t need to declare the data type explicitly.</text:span></text:span></text:p>
      <text:p text:style-name="P7"/>
      <text:p text:style-name="P7">Example:-</text:p>
      <text:p text:style-name="P7">age = <text:span text:style-name="T12">007</text:span> <text:s text:c="14"/># <text:span text:style-name="T12">age is a variable</text:span></text:p>
      <text:p text:style-name="P7">print(age) <text:s text:c="2"/></text:p>
      <text:p text:style-name="P7"/>
      <text:p text:style-name="P33"><text:span text:style-name="Default_20_Paragraph_20_Font"><text:span text:style-name="T5">A </text:span></text:span><text:span text:style-name="Default_20_Paragraph_20_Font"><text:span text:style-name="T7">constant</text:span></text:span><text:span text:style-name="Default_20_Paragraph_20_Font"><text:span text:style-name="T5"> is a name for a value that </text:span></text:span><text:span text:style-name="Default_20_Paragraph_20_Font"><text:span text:style-name="T6">user can’t change</text:span></text:span><text:span text:style-name="Default_20_Paragraph_20_Font"><text:span text:style-name="T5">. In Python, there is no strict way to enforce constants, but by convention, constants are written in uppercase letters, and they are not meant to be modified once assigned.</text:span></text:span></text:p>
      <text:p text:style-name="P7"/>
      <text:p text:style-name="P7">Example:-</text:p>
      <text:p text:style-name="P7">PI = 3.14 <text:s text:c="4"/># PI is a constant uppercase <text:span text:style-name="T13">letter</text:span></text:p>
      <text:p text:style-name="P7">print(PI)</text:p>
      <text:p text:style-name="P11"/>
      <text:p text:style-name="P2"/>
      <text:list text:continue-numbering="true" text:style-name="L1">
        <text:list-item>
          <text:p text:style-name="P23"><text:span text:style-name="Default_20_Paragraph_20_Font"><text:span text:style-name="T3">List and describe three different </text:span></text:span><text:span text:style-name="Emphasis"><text:span text:style-name="T3">data types</text:span></text:span><text:span text:style-name="Default_20_Paragraph_20_Font"><text:span text:style-name="T3"> in Python. Provide an example for each. <text:s/></text:span></text:span></text:p>
        </text:list-item>
      </text:list>
      <text:p text:style-name="P3"/>
      <text:p text:style-name="P7">The three different data types in Python are: </text:p>
      <text:p text:style-name="P14">1.Integer(int):- </text:p>
      <text:p text:style-name="P6"><text:span text:style-name="Default_20_Paragraph_20_Font"><text:span text:style-name="T5">An </text:span></text:span><text:span text:style-name="Default_20_Paragraph_20_Font"><text:span text:style-name="T8">integer</text:span></text:span><text:span text:style-name="Default_20_Paragraph_20_Font"><text:span text:style-name="T5"> is a whole number, positive or negative, without any decimal point. It is used to represent numerical data that doesn’t require fractions or decimals.</text:span></text:span></text:p>
      <text:p text:style-name="P7">Example:-</text:p>
      <text:p text:style-name="P7">age = <text:span text:style-name="T12">30</text:span></text:p>
      <text:p text:style-name="P11"><text:tab/>print(type(age))</text:p>
      <text:p text:style-name="P11"/>
      <text:p text:style-name="Standard"><text:soft-page-break/><text:span text:style-name="Default_20_Paragraph_20_Font"><text:span text:style-name="T5"><text:tab/></text:span></text:span><text:span text:style-name="Default_20_Paragraph_20_Font"><text:span text:style-name="T8">2.Float(float):-</text:span></text:span></text:p>
      <text:p text:style-name="Standard"><text:span text:style-name="Default_20_Paragraph_20_Font"><text:span text:style-name="T5"><text:tab/>A </text:span></text:span><text:span text:style-name="Default_20_Paragraph_20_Font"><text:span text:style-name="T8">float</text:span></text:span><text:span text:style-name="Default_20_Paragraph_20_Font"><text:span text:style-name="T5"> represents a number that includes a decimal point. It’s used for numbers </text:span></text:span></text:p>
      <text:p text:style-name="P12">that may require precision, like measurements or scientific calculations.</text:p>
      <text:p text:style-name="P12">Example:-</text:p>
      <text:p text:style-name="P12">age = <text:span text:style-name="T12">30.3</text:span></text:p>
      <text:p text:style-name="P11"><text:tab/>print(type(age))</text:p>
      <text:p text:style-name="P11"/>
      <text:p text:style-name="Standard"><text:span text:style-name="Default_20_Paragraph_20_Font"><text:span text:style-name="T5"><text:tab/></text:span></text:span><text:span text:style-name="Default_20_Paragraph_20_Font"><text:span text:style-name="T8">3.String(str):-</text:span></text:span></text:p>
      <text:p text:style-name="Standard"><text:span text:style-name="Default_20_Paragraph_20_Font"><text:span text:style-name="T5"><text:tab/>A </text:span></text:span><text:span text:style-name="Default_20_Paragraph_20_Font"><text:span text:style-name="T8">string</text:span></text:span><text:span text:style-name="Default_20_Paragraph_20_Font"><text:span text:style-name="T5"> is a sequence of characters used to represent text. Strings in Python are </text:span></text:span></text:p>
      <text:p text:style-name="P12">enclosed in single quotes ('...') or double quotes ("...").</text:p>
      <text:p text:style-name="P12">Example:-</text:p>
      <text:p text:style-name="P12">str = “Aman”</text:p>
      <text:p text:style-name="P12">print(type(str))</text:p>
      <text:p text:style-name="P2"/>
      <text:p text:style-name="P2"/>
      <text:p text:style-name="Text_20_body"><text:span text:style-name="Strong_20_Emphasis"><text:span text:style-name="T4">3.</text:span></text:span><text:span text:style-name="Strong_20_Emphasis"><text:span text:style-name="T2"> </text:span></text:span><text:span text:style-name="Default_20_Paragraph_20_Font"><text:span text:style-name="T3">Write a Python program that:</text:span></text:span></text:p>
      <text:list text:style-name="L2">
        <text:list-item>
          <text:p text:style-name="P34">Declares two integer variables with values 10 and 5.</text:p>
        </text:list-item>
        <text:list-item>
          <text:p text:style-name="P34">Performs addition, subtraction, multiplication, and division on these variables.</text:p>
        </text:list-item>
        <text:list-item>
          <text:p text:style-name="P35">Prints the result of each operation.</text:p>
        </text:list-item>
      </text:list>
      <text:p text:style-name="P8"/>
      <text:p text:style-name="P8">num1 = <text:span text:style-name="T12">20</text:span></text:p>
      <text:p text:style-name="P8">num2 = 5</text:p>
      <text:p text:style-name="P8"/>
      <text:p text:style-name="P8">addition = num1 + num2</text:p>
      <text:p text:style-name="P8">subtraction = num1 - num2</text:p>
      <text:p text:style-name="P8">multiplication = num1 * num2</text:p>
      <text:p text:style-name="P8">division = num1 / num2 <text:s/></text:p>
      <text:p text:style-name="P8"/>
      <text:p text:style-name="P8">print("Addition:", addition) <text:s text:c="8"/></text:p>
      <text:p text:style-name="P8">print("Subtraction:", subtraction) <text:s/></text:p>
      <text:p text:style-name="P8">print("Multiplication:", multiplication) <text:s/></text:p>
      <text:p text:style-name="P8">print("Division:", division) <text:s text:c="7"/></text:p>
      <text:p text:style-name="P4"/>
      <text:p text:style-name="P4"><text:soft-page-break/></text:p>
      <text:p text:style-name="Standard"><text:span text:style-name="Strong_20_Emphasis"><text:span text:style-name="T4">4. </text:span></text:span><text:span text:style-name="Default_20_Paragraph_20_Font"><text:span text:style-name="T3">What are </text:span></text:span><text:span text:style-name="Emphasis"><text:span text:style-name="T3">literals</text:span></text:span><text:span text:style-name="Default_20_Paragraph_20_Font"><text:span text:style-name="T3"> in Python? List and explain the four types of literals with one example each.</text:span></text:span></text:p>
      <text:p text:style-name="P2"/>
      <text:p text:style-name="Standard"><text:span text:style-name="Default_20_Paragraph_20_Font"><text:span text:style-name="T5">In Python, </text:span></text:span><text:span text:style-name="Default_20_Paragraph_20_Font"><text:span text:style-name="T8">literals</text:span></text:span><text:span text:style-name="Default_20_Paragraph_20_Font"><text:span text:style-name="T5"> are fixed values that are directly assigned to variables or used in expressions. They represent the basic values of data types in a program, such as numbers, characters, and other simple values.</text:span></text:span></text:p>
      <text:p text:style-name="P11"/>
      <text:p text:style-name="Standard"><text:span text:style-name="Default_20_Paragraph_20_Font"><text:span text:style-name="T8">String Literals</text:span></text:span></text:p>
      <text:list text:style-name="L3">
        <text:list-item>
          <text:p text:style-name="P24">String literals represent text values. They can be created by enclosing text in single ('...') or double quotes ("...").</text:p>
        </text:list-item>
        <text:list-item>
          <text:p text:style-name="P28">Example:</text:p>
        </text:list-item>
      </text:list>
      <text:p text:style-name="P9">greeting = "Hello, World!" </text:p>
      <text:p text:style-name="P9"/>
      <text:p text:style-name="Standard"><text:span text:style-name="Default_20_Paragraph_20_Font"><text:span text:style-name="T8">Numeric Literals</text:span></text:span></text:p>
      <text:list text:style-name="L4">
        <text:list-item>
          <text:p text:style-name="P25">Numeric literals represent numbers. Python supports three types of numeric literals:</text:p>
          <text:list>
            <text:list-item>
              <text:p text:style-name="P32"><text:span text:style-name="Default_20_Paragraph_20_Font"><text:span text:style-name="T8">Integer</text:span></text:span><text:span text:style-name="Default_20_Paragraph_20_Font"><text:span text:style-name="T5"> (e.g., 10, -5)</text:span></text:span></text:p>
            </text:list-item>
            <text:list-item>
              <text:p text:style-name="P32"><text:span text:style-name="Default_20_Paragraph_20_Font"><text:span text:style-name="T8">Float</text:span></text:span><text:span text:style-name="Default_20_Paragraph_20_Font"><text:span text:style-name="T5"> (e.g., 3.14, -2.5)</text:span></text:span></text:p>
            </text:list-item>
            <text:list-item>
              <text:p text:style-name="P32"><text:span text:style-name="Default_20_Paragraph_20_Font"><text:span text:style-name="T8">Complex</text:span></text:span><text:span text:style-name="Default_20_Paragraph_20_Font"><text:span text:style-name="T5"> (e.g., 2 + 3j, where j represents the imaginary part)</text:span></text:span></text:p>
            </text:list-item>
          </text:list>
        </text:list-item>
        <text:list-item>
          <text:p text:style-name="P29">Example:</text:p>
        </text:list-item>
      </text:list>
      <text:p text:style-name="P10">age = 25<text:tab/><text:tab/></text:p>
      <text:p text:style-name="P10">Pi = 3.14159 <text:tab/></text:p>
      <text:p text:style-name="P10">complex_num = 2 + 3j<text:tab/></text:p>
      <text:p text:style-name="P15"/>
      <text:p text:style-name="Standard"><text:span text:style-name="Default_20_Paragraph_20_Font"><text:span text:style-name="T8">Boolean Literals</text:span></text:span></text:p>
      <text:list text:style-name="L5">
        <text:list-item>
          <text:p text:style-name="P26">Boolean literals represent logical values and can be either True or False. These literals are often used in conditional statements to control program flow.</text:p>
        </text:list-item>
        <text:list-item>
          <text:p text:style-name="P30">Example:</text:p>
        </text:list-item>
      </text:list>
      <text:p text:style-name="P10">is_student = True <text:s/><text:tab/><text:tab/></text:p>
      <text:p text:style-name="P15"/>
      <text:p text:style-name="Standard"><text:span text:style-name="Default_20_Paragraph_20_Font"><text:span text:style-name="T8">Special Literal (None)</text:span></text:span></text:p>
      <text:list text:style-name="L6">
        <text:list-item>
          <text:p text:style-name="P27">Python has a special literal called None, which represents the absence of a value or a null value. It’s commonly used to indicate that a variable has no value assigned to it or to reset a variable.</text:p>
        </text:list-item>
        <text:list-item>
          <text:p text:style-name="P31">Example:</text:p>
        </text:list-item>
      </text:list>
      <text:p text:style-name="P10">data = None <text:s text:c="9"/></text:p>
      <text:p text:style-name="P2"/>
      <text:p text:style-name="Text_20_body"><text:span text:style-name="Strong_20_Emphasis"><text:span text:style-name="T4">5.</text:span></text:span><text:span text:style-name="Strong_20_Emphasis"><text:span text:style-name="T2"> </text:span></text:span><text:span text:style-name="Default_20_Paragraph_20_Font"><text:span text:style-name="T3">Declare a variable to store your age, and another variable to store your name. Print a message using these variables, for example: "My </text:span></text:span><text:soft-page-break/><text:span text:style-name="Default_20_Paragraph_20_Font"><text:span text:style-name="T3">name is John and I am 25 years old."</text:span></text:span></text:p>
      <text:p text:style-name="P13">name = "<text:span text:style-name="T13">John</text:span>"</text:p>
      <text:p text:style-name="P13">age = 2<text:span text:style-name="T13">5</text:span></text:p>
      <text:p text:style-name="P13">print(f"My name is {name} and I am {age} years old.")</text:p>
      <text:p text:style-name="P2"><text:s/></text:p>
      <text:p text:style-name="Standard"><text:span text:style-name="Strong_20_Emphasis"><text:span text:style-name="T4">6. </text:span></text:span><text:span text:style-name="Default_20_Paragraph_20_Font"><text:span text:style-name="T3">Explain the difference between </text:span></text:span><text:span text:style-name="Emphasis"><text:span text:style-name="T3">arithmetic operators</text:span></text:span><text:span text:style-name="Default_20_Paragraph_20_Font"><text:span text:style-name="T3"> and </text:span></text:span><text:span text:style-name="Emphasis"><text:span text:style-name="T3">bitwise operators</text:span></text:span><text:span text:style-name="Default_20_Paragraph_20_Font"><text:span text:style-name="T3">. Provide an example of each type.</text:span></text:span></text:p>
      <text:p text:style-name="P15"/>
      <text:p text:style-name="P15">Arithmetic Operators</text:p>
      <text:p text:style-name="P11">Arithmetic operators perform standard mathematical operations on numbers, like addition, subtraction, multiplication, and division. These operators work with whole numbers (integers) and floating-point numbers.</text:p>
      <text:p text:style-name="P11"/>
      <text:p text:style-name="P11">Example:-</text:p>
      <text:p text:style-name="P11">a = 10</text:p>
      <text:p text:style-name="P11">b = 3</text:p>
      <text:p text:style-name="P11"># Using arithmetic operators</text:p>
      <text:p text:style-name="P11">addition = a + b <text:s text:c="7"/></text:p>
      <text:p text:style-name="P11">modulus = a % b <text:s text:c="8"/></text:p>
      <text:p text:style-name="P11">print("Addition:", addition) <text:s text:c="5"/></text:p>
      <text:p text:style-name="P11">print("Modulus:", modulus) <text:s text:c="7"/></text:p>
      <text:p text:style-name="P11"/>
      <text:p text:style-name="P15">Bitwise Operators</text:p>
      <text:p text:style-name="P11">Bitwise operators perform operations on the binary representations of integers. They work directly at the bit level, manipulating individual bits within the numbers.</text:p>
      <text:p text:style-name="P11">Example:-</text:p>
      <text:p text:style-name="P11">x = 5 <text:s text:c="6"/># Binary: 0101</text:p>
      <text:p text:style-name="P11">y = 3 <text:s text:c="6"/># Binary: 0011</text:p>
      <text:p text:style-name="P11"/>
      <text:p text:style-name="P11"># Using bitwise operators</text:p>
      <text:p text:style-name="P11">bitwise_and = x &amp; y <text:s text:c="6"/># Result: 1 (Binary: 0001)</text:p>
      <text:p text:style-name="P11">bitwise_or = x | y <text:s text:c="7"/># Result: 7 (Binary: 0111)</text:p>
      <text:p text:style-name="P11"/>
      <text:p text:style-name="P11">print("Bitwise AND:", bitwise_and) <text:s/></text:p>
      <text:p text:style-name="P11">print("Bitwise OR:", bitwise_or) <text:s text:c="2"/></text:p>
      <text:p text:style-name="P2"/>
      <text:p text:style-name="Text_20_body"><text:span text:style-name="Strong_20_Emphasis"><text:span text:style-name="T4">7.</text:span></text:span><text:span text:style-name="Strong_20_Emphasis"><text:span text:style-name="T2"> </text:span></text:span><text:span text:style-name="Default_20_Paragraph_20_Font"><text:span text:style-name="T3">Write a Python program that:</text:span></text:span></text:p>
      <text:list text:style-name="L7">
        <text:list-item>
          <text:p text:style-name="P36">Takes two integer inputs from the user.</text:p>
        </text:list-item>
        <text:list-item>
          <text:p text:style-name="P41"><text:soft-page-break/><text:span text:style-name="Default_20_Paragraph_20_Font"><text:span text:style-name="T3">Uses </text:span></text:span><text:span text:style-name="Emphasis"><text:span text:style-name="T3">bitwise AND</text:span></text:span><text:span text:style-name="Default_20_Paragraph_20_Font"><text:span text:style-name="T3">, </text:span></text:span><text:span text:style-name="Emphasis"><text:span text:style-name="T3">bitwise OR</text:span></text:span><text:span text:style-name="Default_20_Paragraph_20_Font"><text:span text:style-name="T3">, and </text:span></text:span><text:span text:style-name="Emphasis"><text:span text:style-name="T3">bitwise XOR</text:span></text:span><text:span text:style-name="Default_20_Paragraph_20_Font"><text:span text:style-name="T3"> on these two integers.</text:span></text:span></text:p>
        </text:list-item>
        <text:list-item>
          <text:p text:style-name="P37">Prints the results of each operation.</text:p>
        </text:list-item>
      </text:list>
      <text:p text:style-name="P2"><text:s/></text:p>
      <text:p text:style-name="P11"># Take two integer inputs from the user</text:p>
      <text:p text:style-name="P11">num1 = int(input("Enter the first integer: "))</text:p>
      <text:p text:style-name="P11">num2 = int(input("Enter the second integer: "))</text:p>
      <text:p text:style-name="P11"/>
      <text:p text:style-name="P11"># Perform bitwise operations</text:p>
      <text:p text:style-name="P11">bitwise_and = num1 &amp; num2</text:p>
      <text:p text:style-name="P11">bitwise_or = num1 | num2</text:p>
      <text:p text:style-name="P11">bitwise_xor = num1 ^ num2</text:p>
      <text:p text:style-name="P11"/>
      <text:p text:style-name="P11"># Print the results of each operation</text:p>
      <text:p text:style-name="P11">print("Bitwise AND:", bitwise_and)</text:p>
      <text:p text:style-name="P11">print("Bitwise OR:", bitwise_or)</text:p>
      <text:p text:style-name="P11">print("Bitwise XOR:", bitwise_xor)</text:p>
      <text:p text:style-name="P11"/>
      <text:p text:style-name="P11">Output: -</text:p>
      <text:p text:style-name="P11">Enter the first integer: 5</text:p>
      <text:p text:style-name="P11">Enter the second integer: 3</text:p>
      <text:p text:style-name="P11">Bitwise AND: 1</text:p>
      <text:p text:style-name="P11">Bitwise OR: 7</text:p>
      <text:p text:style-name="P11">Bitwise XOR: 6</text:p>
      <text:p text:style-name="P2"/>
      <text:p text:style-name="P2"/>
      <text:p text:style-name="Standard"><text:span text:style-name="Strong_20_Emphasis"><text:span text:style-name="T4">8. C</text:span></text:span><text:span text:style-name="Default_20_Paragraph_20_Font"><text:span text:style-name="T3">reate a program that converts a given integer number into its binary, octal, and hexadecimal representations. The program should prompt the user to enter the number.</text:span></text:span></text:p>
      <text:p text:style-name="P5"/>
      <text:p text:style-name="P11"># Take an integer input from the user</text:p>
      <text:p text:style-name="P11">num = int(input("Enter an integer: "))</text:p>
      <text:p text:style-name="P11"># Convert the integer to binary, octal, and hexadecimal</text:p>
      <text:p text:style-name="P11">binary_representation = bin(num)</text:p>
      <text:p text:style-name="P11">octal_representation = oct(num)</text:p>
      <text:p text:style-name="P11">hexadecimal_representation = hex(num)</text:p>
      <text:p text:style-name="P11"/>
      <text:p text:style-name="P11"># Print the results</text:p>
      <text:p text:style-name="P11">print("Binary:", binary_representation)</text:p>
      <text:p text:style-name="P11"><text:soft-page-break/>print("Octal:", octal_representation)</text:p>
      <text:p text:style-name="P11">print("Hexadecimal:", hexadecimal_representation)</text:p>
      <text:p text:style-name="P11"/>
      <text:p text:style-name="P2"/>
      <text:p text:style-name="Text_20_body"><text:span text:style-name="Strong_20_Emphasis"><text:span text:style-name="T4">9. </text:span></text:span><text:span text:style-name="Default_20_Paragraph_20_Font"><text:span text:style-name="T3">What will be the output of the following code? Explain why.</text:span></text:span></text:p>
      <text:p text:style-name="Preformatted_20_Text"><text:span text:style-name="Source_20_Text"><text:span text:style-name="T9">a = 8</text:span></text:span></text:p>
      <text:p text:style-name="Preformatted_20_Text"><text:span text:style-name="Source_20_Text"><text:span text:style-name="T9">b = 3</text:span></text:span></text:p>
      <text:p text:style-name="Preformatted_20_Text"><text:span text:style-name="Source_20_Text"><text:span text:style-name="T9">result = a &gt;&gt; b</text:span></text:span></text:p>
      <text:p text:style-name="P16"><text:span text:style-name="Source_20_Text"><text:span text:style-name="T9">print(result)</text:span></text:span></text:p>
      <text:p text:style-name="P16"><text:span text:style-name="Default_20_Paragraph_20_Font"><text:span text:style-name="T11">Binary Representation of a:</text:span></text:span></text:p>
      <text:list text:style-name="L8">
        <text:list-item>
          <text:p text:style-name="P20">a = 8 in binary is 0000 1000 (8-bit representation).</text:p>
        </text:list-item>
      </text:list>
      <text:p text:style-name="P16"><text:span text:style-name="Default_20_Paragraph_20_Font"><text:span text:style-name="T11">Right Shift by b = 3 Positions:</text:span></text:span></text:p>
      <text:list text:style-name="L9">
        <text:list-item>
          <text:p text:style-name="P21">Shifting the bits of 0000 1000 three positions to the right removes the three rightmost bits and introduces zeros on the left:</text:p>
        </text:list-item>
      </text:list>
      <text:p text:style-name="P18">0000 1000 &gt;&gt; 3 = 0000 0001</text:p>
      <text:list text:continue-numbering="true" text:style-name="L9">
        <text:list-item>
          <text:p text:style-name="P21">In binary, 0000 0001 is equal to 1 in decimal.</text:p>
        </text:list-item>
      </text:list>
      <text:p text:style-name="P19"/>
      <text:p text:style-name="P17"><text:span text:style-name="Strong_20_Emphasis"><text:span text:style-name="T4">10.</text:span></text:span><text:span text:style-name="Source_20_Text"><text:span text:style-name="T9"> </text:span></text:span><text:span text:style-name="Strong_20_Emphasis"><text:span text:style-name="T4">Practical</text:span></text:span><text:span text:style-name="Source_20_Text"><text:span text:style-name="T9"><text:line-break/>Write a Python program that:</text:span></text:span></text:p>
      <text:list text:style-name="L10">
        <text:list-item>
          <text:p text:style-name="P43"><text:span text:style-name="Default_20_Paragraph_20_Font"><text:span text:style-name="T3">Declares two variables </text:span></text:span><text:span text:style-name="Source_20_Text"><text:span text:style-name="T9">x</text:span></text:span><text:span text:style-name="Default_20_Paragraph_20_Font"><text:span text:style-name="T3"> and </text:span></text:span><text:span text:style-name="Source_20_Text"><text:span text:style-name="T9">y</text:span></text:span><text:span text:style-name="Default_20_Paragraph_20_Font"><text:span text:style-name="T3">, assigns them the values 15 and 8, respectively.</text:span></text:span></text:p>
        </text:list-item>
        <text:list-item>
          <text:p text:style-name="P38">Swaps their values using only bit-wise XOR operation (without using a third variable).</text:p>
        </text:list-item>
        <text:list-item>
          <text:p text:style-name="P42"><text:span text:style-name="Default_20_Paragraph_20_Font"><text:span text:style-name="T3">Prints the new values of </text:span></text:span><text:span text:style-name="Source_20_Text"><text:span text:style-name="T9">x</text:span></text:span><text:span text:style-name="Default_20_Paragraph_20_Font"><text:span text:style-name="T3"> and </text:span></text:span><text:span text:style-name="Source_20_Text"><text:span text:style-name="T9">y</text:span></text:span><text:span text:style-name="Default_20_Paragraph_20_Font"><text:span text:style-name="T3"> after swapping.</text:span></text:span></text:p>
        </text:list-item>
      </text:list>
      <text:p text:style-name="P4"/>
      <text:p text:style-name="P4"/>
      <text:p text:style-name="P4"/>
      <text:p text:style-name="P40"><text:soft-page-break/>Program</text:p>
      <text:p text:style-name="P4">x = 15</text:p>
      <text:p text:style-name="P4"><text:s/>y = 8</text:p>
      <text:p text:style-name="P4">print("Before swapping:") </text:p>
      <text:p text:style-name="P4">print("x =", x) </text:p>
      <text:p text:style-name="P4">print("y =", y) </text:p>
      <text:p text:style-name="P4"># Swap values using bitwise XOR </text:p>
      <text:p text:style-name="P4">x = x ^ y </text:p>
      <text:p text:style-name="P4">y = x ^ y </text:p>
      <text:p text:style-name="P4">x = x ^ y </text:p>
      <text:p text:style-name="P4"/>
      <text:p text:style-name="P4">print("\n After swapping:") </text:p>
      <text:p text:style-name="P4">print("x =", x) </text:p>
      <text:p text:style-name="P4">print("y =", y)</text:p>
      <text:p text:style-name="P1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/>
    <dc:description/>
    <dc:subject/>
    <meta:initial-creator>Shubham Sharma</meta:initial-creator>
    <meta:creation-date>2024-10-09T18:47:00Z</meta:creation-date>
    <dc:date>2024-11-10T17:44:17.334000000</dc:date>
    <meta:editing-cycles>5</meta:editing-cycles>
    <meta:editing-duration>PT1H20M34S</meta:editing-duration>
    <meta:document-statistic meta:table-count="0" meta:image-count="1" meta:object-count="0" meta:page-count="7" meta:paragraph-count="155" meta:word-count="1068" meta:character-count="6463" meta:non-whitespace-character-count="5423"/>
    <meta:template xlink:type="simple" xlink:actuate="onRequest" xlink:title="" xlink:href="../../../../AppData/Local/Microsoft/Windows/INetCache/IE/9XPKAL4T/Assignment-1(Basic_concepts_and_operators)%5B1%5D.odt/Normal.dotm"/>
  </office:meta>
</office:document-meta>
</file>